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0.001cm"/>
    </style:style>
    <style:style style:name="co5" style:family="table-column">
      <style:table-column-properties fo:break-before="auto" style:column-width="6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°</text:p>
          </table:table-cell>
          <table:table-cell table:style-name="ce5" office:value-type="string">
            <text:p>Résumé</text:p>
          </table:table-cell>
          <table:table-cell table:style-name="ce8" office:value-type="string">
            <text:p>Description</text:p>
          </table:table-cell>
          <table:table-cell table:style-name="ce11" office:value-type="string">
            <text:p>Charge de travail estimé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6" office:value-type="string">
            <text:p>Créer les maquettes</text:p>
          </table:table-cell>
          <table:table-cell table:style-name="ce9" office:value-type="string">
            <text:p>Dessiner les maquettes de la page principale et des formulaires (enregistrement d'un nouvel utilisateur, identification et ajout d'une nouvelle tâche)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6" office:value-type="string">
            <text:p>Définir la structure de la base de données</text:p>
          </table:table-cell>
          <table:table-cell table:style-name="ce9" office:value-type="string">
            <text:p>Définir les entités à persister en base de donnée et leurs attributs</text:p>
          </table:table-cell>
          <table:table-cell table:style-name="ce12" office:value-type="string">
            <text:p>30 minu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6" office:value-type="string">
            <text:p>Créer le modèle "utilisateur"</text:p>
          </table:table-cell>
          <table:table-cell table:style-name="ce9" office:value-type="string">
            <text:p>Créer le modèle et les méthodes d'accès à ses attributs</text:p>
          </table:table-cell>
          <table:table-cell table:style-name="ce12" office:value-type="string">
            <text:p>30 minu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6" office:value-type="string">
            <text:p>Créer le modèle "tâche"</text:p>
          </table:table-cell>
          <table:table-cell table:style-name="ce9" office:value-type="string">
            <text:p>Créer le modèle et les méthodes d'accès à ses attributs</text:p>
          </table:table-cell>
          <table:table-cell table:style-name="ce12" office:value-type="string">
            <text:p>30 minute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string">
            <text:p>Créer la structure graphique de base de l'application</text:p>
          </table:table-cell>
          <table:table-cell table:style-name="ce9" office:value-type="string">
            <text:p>Créer les éléments graphiques identiques sur toutes les vues de l'application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6" office:value-type="string">
            <text:p>Permettre à l'utilisateur de s'inscrire</text:p>
          </table:table-cell>
          <table:table-cell table:style-name="ce9" office:value-type="string">
            <text:p>Lorsque l'utilisateur clique sur le bouton "s'inscrire", un formulaire s'affiche. Après validation, les informations de l'utilisateur sont ajoutées à la base de données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6" office:value-type="string">
            <text:p>Permettre à l'utilisateur de s'identifier</text:p>
          </table:table-cell>
          <table:table-cell table:style-name="ce9" office:value-type="string">
            <text:p>Quand l'utilisateur n'est pas identifié, un formulaire s'affiche pour qu'il puisse le fair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6" office:value-type="string">
            <text:p>Afficher la liste des tâches</text:p>
          </table:table-cell>
          <table:table-cell table:style-name="ce9" office:value-type="string">
            <text:p>Une fois l'utilisateur identifié, la liste des tâches qu'il a créé est affiché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6" office:value-type="string">
            <text:p>Gérer la création d'une nouvelle tâche</text:p>
          </table:table-cell>
          <table:table-cell table:style-name="ce9" office:value-type="string">
            <text:p>Quand l'utilisateur clique sur le bouton "nouvelle tâche", une pop-up s'affiche avec les champs correspondant à la création d'une nouvelle tâche. Après validation, celle-ci est ajoutée à la base de données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string">
            <text:p>Gérer la suppression d'une tâche au choix</text:p>
          </table:table-cell>
          <table:table-cell table:style-name="ce9" office:value-type="string">
            <text:p>Quand l'utilisateur clique sur l'icône "poubelle" d'une tâche, celle-ci est supprimée de la liste et de la base de données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6" office:value-type="string">
            <text:p>Permettre de marquer une tâche comme effectuée</text:p>
          </table:table-cell>
          <table:table-cell table:style-name="ce9" office:value-type="string">
            <text:p>Quand l'utilisateur clique sur une tâche, celle-ci est marquée comme effectuée. Son affichage change en conséquenc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6" office:value-type="string">
            <text:p>Permettre de supprimer toutes les tâches effectuées</text:p>
          </table:table-cell>
          <table:table-cell table:style-name="ce9" office:value-type="string">
            <text:p>Quand l'utilisateur clique sur le bouton "supprimer les tâches effectuées", toutes les tâches marquées comme effectuées sont supprimées de la base de données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7" office:value-type="string">
            <text:p>Permettre de vider l'intégralité de la liste</text:p>
          </table:table-cell>
          <table:table-cell table:style-name="ce10" office:value-type="string">
            <text:p>Quand l'utilisateur clique sur le bouton "vider la liste", toutes les tâches sont supprimées de la base de données</text:p>
          </table:table-cell>
          <table:table-cell table:style-name="ce13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print-page-order="ltr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/09/2016</text:date>, <text:time>17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BOURGES</meta:initial-creator>
    <meta:creation-date>2016-09-26T14:28:05.76</meta:creation-date>
    <dc:date>2016-09-26T17:57:20.86</dc:date>
    <dc:creator>Clément BOURGES</dc:creator>
    <meta:editing-duration>PT2H27M16S</meta:editing-duration>
    <meta:editing-cycles>1</meta:editing-cycles>
    <meta:document-statistic meta:table-count="3" meta:cell-count="46" meta:object-count="0"/>
    <meta:generator>OpenOffice/4.1.1$Win32 OpenOffice.org_project/411m6$Build-9775</meta:generator>
  </office:meta>
</office:document-meta>
</file>